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ded" officeooo:paragraph-rsid="000f7ded"/>
    </style:style>
    <style:style style:name="P2" style:family="paragraph" style:parent-style-name="Standard">
      <style:text-properties officeooo:rsid="0010157f" officeooo:paragraph-rsid="0010157f"/>
    </style:style>
    <style:style style:name="P3" style:family="paragraph" style:parent-style-name="Standard">
      <style:text-properties officeooo:rsid="0011d367" officeooo:paragraph-rsid="0011d367"/>
    </style:style>
    <style:style style:name="P4" style:family="paragraph" style:parent-style-name="Standard">
      <style:text-properties officeooo:rsid="0015036a" officeooo:paragraph-rsid="0015036a"/>
    </style:style>
    <style:style style:name="P5" style:family="paragraph" style:parent-style-name="Text_20_body">
      <style:text-properties fo:font-variant="normal" fo:text-transform="none" fo:color="#000000" style:font-name="Linux Libertine" fo:font-size="12pt" fo:letter-spacing="normal" fo:language="fr" fo:country="FR" fo:font-style="normal" fo:font-weight="normal" officeooo:rsid="0011d367" officeooo:paragraph-rsid="0011d367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font-name="Linux Libertine" fo:font-size="12pt" fo:letter-spacing="normal" fo:language="fr" fo:country="FR" fo:font-style="normal" fo:font-weight="normal" officeooo:rsid="00123d3d" officeooo:paragraph-rsid="00123d3d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font-name="Linux Libertine" fo:font-size="12pt" fo:letter-spacing="normal" fo:language="fr" fo:country="FR" fo:font-style="normal" fo:font-weight="normal" officeooo:rsid="0013f618" officeooo:paragraph-rsid="0013f618" style:font-size-asian="12pt" style:font-size-complex="12pt"/>
    </style:style>
    <style:style style:name="P8" style:family="paragraph" style:parent-style-name="Heading_20_1">
      <style:text-properties fo:font-variant="normal" fo:text-transform="none" fo:color="#000000" style:font-name="Linux Libertine" fo:font-size="12pt" fo:letter-spacing="normal" fo:language="fr" fo:country="FR" fo:font-style="normal" fo:font-weight="normal" officeooo:rsid="0011d367" officeooo:paragraph-rsid="0011d367" style:font-size-asian="12pt" style:font-size-complex="12pt"/>
    </style:style>
    <style:style style:name="T1" style:family="text">
      <style:text-properties officeooo:rsid="0010157f"/>
    </style:style>
    <style:style style:name="T2" style:family="text">
      <style:text-properties officeooo:rsid="0013f6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 </text:p>
      <text:p text:style-name="P1">Couche 2 : liaison : permet de communiquer d’un point A à un point B (Reseau Local only)</text:p>
      <text:p text:style-name="P1">Couche 3 : Réseau</text:p>
      <text:p text:style-name="P1">Couche 4 : Transport : offre des garanties sur l’acheminement des paquets </text:p>
      <text:p text:style-name="P1"/>
      <text:p text:style-name="P1">Exercice 2</text:p>
      <text:p text:style-name="P1">2 : ethernet, wifi</text:p>
      <text:p text:style-name="P1">3 : arp, <text:span text:style-name="T1">ip</text:span></text:p>
      <text:p text:style-name="P1"/>
      <text:p text:style-name="P2">Exercice 3</text:p>
      <text:p text:style-name="P3">La methode CSMA-CD se situe au niveau 2.</text:p>
      <text:h text:style-name="P8" text:outline-level="1"><text:bookmark text:name="firstHeading"/>Carrier Sense Multiple Access with Collision Detection : permet la derection de collision en ecoutant le reseau pour savoir si deux machines communiquent en même temps.</text:h>
      <text:p text:style-name="P5">Grace a ce protocole, plusieurs machines ne peuvent pas emettre en même temps car avant d’emettre la machine ecoute le reseau pour savoir si il n’y a pas une machin qui emet déjà.</text:p>
      <text:p text:style-name="P5"/>
      <text:p text:style-name="P5">Exercice 4</text:p>
      <text:p text:style-name="P6">non, a cause de la perte et destruction des paquets, l’ordre d’arrivée → pas de garantie precise sur l’acheminement des paquets</text:p>
      <text:p text:style-name="P6"/>
      <text:p text:style-name="P6">Exercice <text:span text:style-name="T2">7</text:span></text:p>
      <text:p text:style-name="P6"><text:a xlink:type="simple" xlink:href="https://fr.wikipedia.org/wiki/Three-way_handshake" text:style-name="Internet_20_link" text:visited-style-name="Visited_20_Internet_20_Link">https://fr.wikipedia.org/wiki/Three-way_handshake</text:a> </text:p>
      <text:p text:style-name="P7"/>
      <text:p text:style-name="P7">Exercice 8</text:p>
      <text:p text:style-name="P4">udp : paquets qui se perdent, ne transmets pas les infos de l’expediteur : peu fiable mais plus rapide</text:p>
      <text:p text:style-name="P4">tcp : plus fiable et plus courant, car emet une vrai connexion entre les 2 appare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5:45:53.687198350</meta:creation-date>
    <meta:generator>LibreOffice/6.2.8.2$Linux_X86_64 LibreOffice_project/20$Build-2</meta:generator>
    <dc:date>2020-09-10T17:00:35.470899981</dc:date>
    <meta:editing-duration>PT2M47S</meta:editing-duration>
    <meta:editing-cycles>1</meta:editing-cycles>
    <meta:document-statistic meta:table-count="0" meta:image-count="0" meta:object-count="0" meta:page-count="1" meta:paragraph-count="18" meta:word-count="178" meta:character-count="1019" meta:non-whitespace-character-count="856"/>
  </office:meta>
</office:document-meta>
</file>